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1665in" fo:margin-bottom="0.1665in" loext:contextual-spacing="false" fo:line-height="100%"/>
    </style:style>
    <style:style style:name="P2" style:family="paragraph" style:parent-style-name="Standard">
      <style:paragraph-properties fo:margin-top="0.1665in" fo:margin-bottom="0.1665in" loext:contextual-spacing="false" fo:line-height="100%"/>
      <style:text-properties fo:font-weight="bold" style:font-weight-asian="bold"/>
    </style:style>
    <style:style style:name="P3" style:family="paragraph" style:parent-style-name="Standard" style:master-page-name="Standard">
      <style:paragraph-properties fo:margin-top="0.1665in" fo:margin-bottom="0.1665in" loext:contextual-spacing="false" fo:line-height="100%" style:page-number="1"/>
    </style:style>
    <style:style style:name="P4"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5"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10">
      <style:paragraph-properties fo:margin-left="0.5in" fo:margin-right="0in" fo:margin-top="0.1665in" fo:margin-bottom="0in" loext:contextual-spacing="false" fo:line-height="100%" fo:text-indent="-0.25in" style:auto-text-indent="false"/>
    </style:style>
    <style:style style:name="P11" style:family="paragraph" style:parent-style-name="Standard" style:list-style-name="WWNum9">
      <style:paragraph-properties fo:margin-left="0.5in" fo:margin-right="0in" fo:margin-top="0.1665in" fo:margin-bottom="0in" loext:contextual-spacing="false" fo:line-height="100%" fo:text-indent="-0.25in" style:auto-text-indent="false"/>
    </style:style>
    <style:style style:name="P12"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13"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14"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15"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6"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7"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8"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9"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20"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21"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22"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23"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24" style:family="paragraph" style:parent-style-name="Standard">
      <style:paragraph-properties fo:margin-left="0.5in" fo:margin-right="0in" fo:margin-top="0.1665in" fo:margin-bottom="0.1665in" loext:contextual-spacing="false" fo:line-height="100%" fo:text-indent="-0.25in" style:auto-text-indent="false"/>
    </style:style>
    <style:style style:name="P25"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26" style:family="paragraph" style:parent-style-name="Standard" style:list-style-name="WWNum6">
      <style:paragraph-properties fo:margin-left="1in" fo:margin-right="0in" fo:margin-top="0in" fo:margin-bottom="0in" loext:contextual-spacing="false" fo:line-height="100%" fo:text-indent="-0.25in" style:auto-text-indent="false"/>
    </style:style>
    <style:style style:name="P27"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28" style:family="paragraph" style:parent-style-name="Standard" style:list-style-name="WWNum5">
      <style:paragraph-properties fo:margin-left="1in" fo:margin-right="0in" fo:margin-top="0in" fo:margin-bottom="0in" loext:contextual-spacing="false" fo:line-height="100%" fo:text-indent="-0.25in" style:auto-text-indent="false"/>
    </style:style>
    <style:style style:name="P29" style:family="paragraph" style:parent-style-name="Standard" style:list-style-name="WWNum2">
      <style:paragraph-properties fo:margin-left="1in" fo:margin-right="0in" fo:margin-top="0in" fo:margin-bottom="0in" loext:contextual-spacing="false" fo:line-height="100%" fo:text-indent="-0.25in" style:auto-text-indent="false"/>
    </style:style>
    <style:style style:name="P30" style:family="paragraph" style:parent-style-name="Standard" style:list-style-name="WWNum3">
      <style:paragraph-properties fo:margin-left="1in" fo:margin-right="0in" fo:margin-top="0in" fo:margin-bottom="0in" loext:contextual-spacing="false" fo:line-height="100%" fo:text-indent="-0.25in" style:auto-text-indent="false"/>
    </style:style>
    <style:style style:name="P31" style:family="paragraph" style:parent-style-name="Standard" style:list-style-name="WWNum8">
      <style:paragraph-properties fo:margin-left="1in" fo:margin-right="0in" fo:margin-top="0in" fo:margin-bottom="0in" loext:contextual-spacing="false" fo:line-height="100%" fo:text-indent="-0.25in" style:auto-text-indent="false"/>
    </style:style>
    <style:style style:name="P32" style:family="paragraph" style:parent-style-name="Standard" style:list-style-name="WWNum10">
      <style:paragraph-properties fo:margin-left="1in" fo:margin-right="0in" fo:margin-top="0in" fo:margin-bottom="0in" loext:contextual-spacing="false" fo:line-height="100%" fo:text-indent="-0.25in" style:auto-text-indent="false"/>
    </style:style>
    <style:style style:name="P33" style:family="paragraph" style:parent-style-name="Standard" style:list-style-name="WWNum9">
      <style:paragraph-properties fo:margin-left="1in" fo:margin-right="0in" fo:margin-top="0in" fo:margin-bottom="0in" loext:contextual-spacing="false" fo:line-height="100%" fo:text-indent="-0.25in" style:auto-text-indent="false"/>
    </style:style>
    <style:style style:name="P34" style:family="paragraph" style:parent-style-name="Standard" style:list-style-name="WWNum7">
      <style:paragraph-properties fo:margin-left="1in" fo:margin-right="0in" fo:margin-top="0in" fo:margin-bottom="0in" loext:contextual-spacing="false" fo:line-height="100%" fo:text-indent="-0.25in" style:auto-text-indent="false"/>
    </style:style>
    <style:style style:name="P35" style:family="paragraph" style:parent-style-name="Standard" style:list-style-name="WWNum6">
      <style:paragraph-properties fo:margin-left="1in" fo:margin-right="0in" fo:margin-top="0in" fo:margin-bottom="0.1665in" loext:contextual-spacing="false" fo:line-height="100%" fo:text-indent="-0.25in" style:auto-text-indent="false"/>
    </style:style>
    <style:style style:name="P36" style:family="paragraph" style:parent-style-name="Standard" style:list-style-name="WWNum1">
      <style:paragraph-properties fo:margin-left="1in" fo:margin-right="0in" fo:margin-top="0in" fo:margin-bottom="0.1665in" loext:contextual-spacing="false" fo:line-height="100%" fo:text-indent="-0.25in" style:auto-text-indent="false"/>
    </style:style>
    <style:style style:name="P37" style:family="paragraph" style:parent-style-name="Standard" style:list-style-name="WWNum5">
      <style:paragraph-properties fo:margin-left="1in" fo:margin-right="0in" fo:margin-top="0in" fo:margin-bottom="0.1665in" loext:contextual-spacing="false" fo:line-height="100%" fo:text-indent="-0.25in" style:auto-text-indent="false"/>
    </style:style>
    <style:style style:name="P38" style:family="paragraph" style:parent-style-name="Standard" style:list-style-name="WWNum2">
      <style:paragraph-properties fo:margin-left="1in" fo:margin-right="0in" fo:margin-top="0in" fo:margin-bottom="0.1665in" loext:contextual-spacing="false" fo:line-height="100%" fo:text-indent="-0.25in" style:auto-text-indent="false"/>
    </style:style>
    <style:style style:name="P39" style:family="paragraph" style:parent-style-name="Standard" style:list-style-name="WWNum3">
      <style:paragraph-properties fo:margin-left="1in" fo:margin-right="0in" fo:margin-top="0in" fo:margin-bottom="0.1665in" loext:contextual-spacing="false" fo:line-height="100%" fo:text-indent="-0.25in" style:auto-text-indent="false"/>
    </style:style>
    <style:style style:name="P40" style:family="paragraph" style:parent-style-name="Standard" style:list-style-name="WWNum8">
      <style:paragraph-properties fo:margin-left="1in" fo:margin-right="0in" fo:margin-top="0in" fo:margin-bottom="0.1665in" loext:contextual-spacing="false" fo:line-height="100%" fo:text-indent="-0.25in" style:auto-text-indent="false"/>
    </style:style>
    <style:style style:name="P41" style:family="paragraph" style:parent-style-name="Standard" style:list-style-name="WWNum10">
      <style:paragraph-properties fo:margin-left="1in" fo:margin-right="0in" fo:margin-top="0in" fo:margin-bottom="0.1665in" loext:contextual-spacing="false" fo:line-height="100%" fo:text-indent="-0.25in" style:auto-text-indent="false"/>
    </style:style>
    <style:style style:name="P42" style:family="paragraph" style:parent-style-name="Standard" style:list-style-name="WWNum9">
      <style:paragraph-properties fo:margin-left="1in" fo:margin-right="0in" fo:margin-top="0in" fo:margin-bottom="0.1665in" loext:contextual-spacing="false" fo:line-height="100%" fo:text-indent="-0.25in" style:auto-text-indent="false"/>
    </style:style>
    <style:style style:name="P43" style:family="paragraph" style:parent-style-name="Standard" style:list-style-name="WWNum7">
      <style:paragraph-properties fo:margin-left="1in" fo:margin-right="0in" fo:margin-top="0in" fo:margin-bottom="0.1665in" loext:contextual-spacing="false" fo:line-height="100%" fo:text-indent="-0.25in" style:auto-text-indent="false"/>
    </style:style>
    <style:style style:name="P44" style:family="paragraph" style:parent-style-name="Standard">
      <style:paragraph-properties fo:margin-left="0.25in" fo:margin-right="0in" fo:margin-top="0.1665in" fo:margin-bottom="0.1665in" loext:contextual-spacing="false" fo:line-height="100%" fo:text-indent="0in" style:auto-text-indent="false"/>
    </style:style>
    <style:style style:name="P45" style:family="paragraph" style:parent-style-name="Standard">
      <style:paragraph-properties fo:margin-left="0in" fo:margin-right="0in" fo:margin-top="0.1665in" fo:margin-bottom="0.1665in" loext:contextual-spacing="false" fo:line-height="100%" fo:text-indent="0in" style:auto-text-indent="false"/>
      <style:text-properties fo:font-weight="bold" style:font-weight-asian="bold"/>
    </style:style>
    <style:style style:name="P46" style:family="paragraph" style:parent-style-name="Heading_20_3">
      <style:paragraph-properties fo:margin-left="0.5in" fo:margin-right="0in" fo:margin-top="0.1945in" fo:margin-bottom="0.0555in" loext:contextual-spacing="false" fo:line-height="100%" fo:keep-together="auto" fo:text-indent="-0.25in" style:auto-text-indent="false" fo:keep-with-next="auto"/>
    </style:style>
    <style:style style:name="P47" style:family="paragraph" style:parent-style-name="Heading_20_2">
      <style:paragraph-properties fo:margin-top="0.25in" fo:margin-bottom="0.0555in" loext:contextual-spacing="false" fo:line-height="100%" fo:keep-together="auto" fo:keep-with-next="auto"/>
      <style:text-properties fo:font-size="17pt" fo:font-weight="bold" style:font-size-asian="17pt" style:font-weight-asian="bold" style:font-size-complex="17pt"/>
    </style:style>
    <style:style style:name="P48" style:family="paragraph" style:parent-style-name="Heading_20_2">
      <style:paragraph-properties fo:margin-left="0.5in" fo:margin-right="0in" fo:margin-top="0.25in" fo:margin-bottom="0.0555in" loext:contextual-spacing="false" fo:line-height="100%" fo:keep-together="auto" fo:text-indent="-0.25in" style:auto-text-indent="false" fo:keep-with-next="auto"/>
    </style:style>
    <style:style style:name="P49" style:family="paragraph">
      <loext:graphic-properties draw:fill="solid" draw:fill-color="#a0a0a0"/>
      <style:paragraph-properties fo:text-align="center"/>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fo:font-weight="bold" style:font-weight-asian="bold"/>
    </style:style>
    <style:style style:name="T3" style:family="text">
      <style:text-properties fo:font-size="17pt" fo:font-weight="bold" style:font-size-asian="17pt" style:font-weight-asian="bold" style:font-size-complex="17pt"/>
    </style:style>
    <style:style style:name="T4" style:family="text">
      <style:text-properties fo:color="#000000" fo:font-size="13pt" fo:font-weight="bold" style:font-size-asian="13pt" style:font-weight-asian="bold" style:font-size-complex="13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1665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Đề: tóm tắt nội dung video </text:span><text:a xlink:type="simple" xlink:href="https://www.youtube.com/watch?v=vDXkpJw16os" text:style-name="ListLabel_20_91" text:visited-style-name="ListLabel_20_91"><text:span text:style-name="T2">https://www.youtube.com/watch?v=vDXkpJw16os</text:span></text:a><text:span text:style-name="T1"> và thuyết trình trong 15-20p<text:line-break/><text:line-break/>Nội dung video: There's a common misconception that your idea has to be great in order to start a company. The first thing I want to do is destroy that misconception. Personally, I was one of the cofounders of a company called Justin.tv, which later became Twitch and sold to Amazon for almost a billion dollars. Our original idea was to create an online reality TV show. Clearly, it's hard to draw a line between that and creating a live video site where people watch video gamers and chat with their friends, but that's exactly what it became. So don't fall into the trap of thinking that your initial idea has to be great by any definition.</text:span></text:p>
      <text:p text:style-name="P1"><text:span text:style-name="T1">This is what you should think about instead: My first advice is to start with a problem. Starting with ideas is tricky because immediately people want to grade your idea. It's a lot easier to start with a problem and think about how to grade a problem. When you think about a problem, you should ask yourself: Do I have any relationship with this problem personally? Is this a problem that I have? Is it a problem that my friends have? Is it a problem my family has? Is it a problem that exists through my work or in my community? Oftentimes, having a personal connection to the problem is really helpful for two reasons. One, you can tell whether this solution is even within the ballpark of solving the problem because you have some connection with it. Two, when you're feeling discouraged and the solutions you're building aren't working, you still have that personal connection to the problem that sees you through until you find a solution that works.</text:span></text:p>
      <text:p text:style-name="P1"><text:span text:style-name="T1">So that's the first place I'd start—thinking about problems. I think a lot of people keep little idea books with startup ideas. I think they'd have a lot more success if they kept little problem books and wrote down notes on the problems they encounter on a daily basis, or that their friends or family complain about. Another interesting thing to do when you're starting to think about problems is to brainstorm with friends. This is the perfect time to start thinking about how to recruit co-founders. A lot of recruiting co-founders is about having really good brainstorming sessions, where you talk about a problem, they elaborate on it, and you realize that you trade ideas well and can build ideas together. I really advise doing this with some friends—friends that you might want to create a startup with one day.</text:span></text:p>
      <text:p text:style-name="P1"><text:span text:style-name="T1">Once you find a problem that's interesting enough to pursue further, the next question I ask myself is: Why are you uniquely qualified to work on this problem? By "qualified," I don’t mean in the classical resume sense, like “Oh, you’ve had 25 years of experience in this area” or something like that. What I mean is: Is there some angle on the problem that you understand, that you don’t think others understand? Is there some way of attacking the problem, some perspective, or personal experience with the problem that you have? You should look at others who have tried to solve the problem before, examine the products that are trying to solve it or have failed to solve it, so you can get a basic understanding of what other people thought their unique insight was and whether it was the same or different from yours. This is kind of your gut check: Is this a right fit for me?</text:span></text:p>
      <text:p text:style-name="P1"><text:span text:style-name="T1">The next step is to start thinking about how to build your MVP—your Minimum Viable Product. What’s the first product, the first solution you’re going to build and release to your users to see if maybe you can help them solve this problem? The most important thing to think about with your MVP is don’t fall in love with it. Your MVP is most likely not going to solve the problem, or it’s going to solve it poorly. Really, it’s the first step in the learning process of whether the problem is solvable at all, let alone whether you can solve it. A lot of people fall in love with their product and not with their problem or their customer. I advise the opposite: Be in love with your problem, be in love with the cause, and treat your product in a way that it can change, develop, and improve. Don’t be too in love with your initial product.</text:span></text:p>
      <text:p text:style-name="P1"><text:span text:style-name="T1">The most important thing to avoid is falling too in love with your initial product—release it quickly. Oftentimes, an MVP can be built and released in days or weeks. It’s not going to be perfect. It might not be something you're proud of, but it can be the beginning of learning about whether or not you can actually solve the problem.</text:span></text:p>
      <text:p text:style-name="P1"><text:span text:style-name="T1">The last thing I would consider once you have an MVP is to be very careful about who your initial users are. I actually believe your initial users should almost be hand-picked, but certainly, you should have a strong opinion about who your initial customer is. You shouldn’t try to solve this problem for someone who isn’t willing to try a startup, or for someone where the problem you’re solving isn’t really important in their life. Your goal with your MVP is not to see how many people want to use your product, but to see whether, for any group of people, this actually solves the problem you’re trying to solve.</text:span></text:p>
      <text:p text:style-name="P1"><text:span text:style-name="T1">The best startups actually very heavily filter the people who are able to use the initial product and make sure they’re the right type of initial customer.</text:span></text:p>
      <text:p text:style-name="P1"><text:span text:style-name="T1">So those are the steps I would take, from thinking about problems, building the first version of the product, to getting feedback on it. That’s how I would think about this problem. Thank you.</text:span></text:p>
      <text:p text:style-name="P2"/>
      <text:p text:style-name="P1"><text:span text:style-name="T1">[Slide 1: Introduction]</text:span></text:p>
      <text:list xml:id="list1903597518" text:style-name="WWNum6">
        <text:list-item>
          <text:p text:style-name="P4"><text:span text:style-name="T1">Title</text:span>: Start with a Problem, Not an Idea</text:p>
        </text:list-item>
        <text:list-item>
          <text:p text:style-name="P14"><text:span text:style-name="T1">Subtitle</text:span>: Why a Great Idea Isn't Everything</text:p>
        </text:list-item>
        <text:list-item>
          <text:p text:style-name="P14"><text:span text:style-name="T1">Key Points</text:span>:</text:p>
          <text:list>
            <text:list-item>
              <text:p text:style-name="P26">Starting a company is often about solving problems, not coming up with a perfect idea.</text:p>
            </text:list-item>
            <text:list-item>
              <text:p text:style-name="P26">Example: Justin.tv → Twitch → Acquired by Amazon for nearly $1B.</text:p>
            </text:list-item>
            <text:list-item>
              <text:p text:style-name="P35">The initial idea can evolve and change over time.</text:p>
            </text:list-item>
          </text:list>
        </text:list-item>
      </text:list>
      <text:p text:style-name="Standard"><draw:rect text:anchor-type="as-char" style:rel-width="100%" draw:z-index="0" draw:style-name="gr1" draw:text-style-name="P49" svg:width="0.0012in" svg:height="0.0213in"><text:p/></draw:rect></text:p>
      <text:p text:style-name="P1"><text:span text:style-name="T1">[Slide 2: Start with a Problem, Not an Idea</text:span></text:p>
      <text:list xml:id="list4098561017" text:style-name="WWNum1">
        <text:list-item>
          <text:p text:style-name="P5"><text:span text:style-name="T1">Title</text:span>: Start with a Problem</text:p>
        </text:list-item>
        <text:list-item>
          <text:p text:style-name="P15"><text:soft-page-break/><text:span text:style-name="T1">Key Points</text:span>:</text:p>
          <text:list>
            <text:list-item>
              <text:p text:style-name="P27">Ideas are subjective and judged too early.</text:p>
            </text:list-item>
            <text:list-item>
              <text:p text:style-name="P27">Focus on solving a problem first.</text:p>
            </text:list-item>
            <text:list-item>
              <text:p text:style-name="P27">Problems are more tangible and universal.</text:p>
            </text:list-item>
            <text:list-item>
              <text:p text:style-name="P36">Problems guide your solution development, leading to better outcomes.</text:p>
            </text:list-item>
          </text:list>
        </text:list-item>
      </text:list>
      <text:p text:style-name="Standard"><draw:rect text:anchor-type="as-char" style:rel-width="100%" draw:z-index="1" draw:style-name="gr1" draw:text-style-name="P49" svg:width="0.0012in" svg:height="0.0213in"><text:p/></draw:rect></text:p>
      <text:p text:style-name="P1"><text:span text:style-name="T1">[Slide 3: Personal Connection to the Problem]</text:span></text:p>
      <text:list xml:id="list983658699" text:style-name="WWNum5">
        <text:list-item>
          <text:p text:style-name="P6"><text:span text:style-name="T1">Title</text:span>: Personal Connection to the Problem</text:p>
        </text:list-item>
        <text:list-item>
          <text:p text:style-name="P16"><text:span text:style-name="T1">Key Points</text:span>:</text:p>
          <text:list>
            <text:list-item>
              <text:p text:style-name="P28">Ask yourself: Do I personally relate to this problem?</text:p>
            </text:list-item>
            <text:list-item>
              <text:p text:style-name="P28">Is it something that my friends, family, or colleagues face?</text:p>
            </text:list-item>
            <text:list-item>
              <text:p text:style-name="P28">A personal connection strengthens empathy and gives deeper insights.</text:p>
            </text:list-item>
            <text:list-item>
              <text:p text:style-name="P37">Emotional investment keeps you motivated during tough times.</text:p>
            </text:list-item>
          </text:list>
        </text:list-item>
      </text:list>
      <text:p text:style-name="Standard"><draw:rect text:anchor-type="as-char" style:rel-width="100%" draw:z-index="2" draw:style-name="gr1" draw:text-style-name="P49" svg:width="0.0012in" svg:height="0.0213in"><text:p/></draw:rect></text:p>
      <text:p text:style-name="P1"><text:span text:style-name="T1">[Slide 4: Keep a Problem Book]</text:span></text:p>
      <text:list xml:id="list932013597" text:style-name="WWNum2">
        <text:list-item>
          <text:p text:style-name="P7"><text:span text:style-name="T1">Title</text:span>: Keep a Problem Book</text:p>
        </text:list-item>
        <text:list-item>
          <text:p text:style-name="P17"><text:span text:style-name="T1">Key Points</text:span>:</text:p>
          <text:list>
            <text:list-item>
              <text:p text:style-name="P29">Track problems you encounter daily or hear about from others.</text:p>
            </text:list-item>
            <text:list-item>
              <text:p text:style-name="P29">Note issues in your community, at work, or from conversations.</text:p>
            </text:list-item>
            <text:list-item>
              <text:p text:style-name="P29">A "problem book" helps identify real challenges to solve.</text:p>
            </text:list-item>
            <text:list-item>
              <text:p text:style-name="P38">Use recurring issues as potential startup opportunities.</text:p>
            </text:list-item>
          </text:list>
        </text:list-item>
      </text:list>
      <text:p text:style-name="Standard"><text:soft-page-break/><draw:rect text:anchor-type="as-char" style:rel-width="100%" draw:z-index="3" draw:style-name="gr1" draw:text-style-name="P49" svg:width="0.0012in" svg:height="0.0213in"><text:p/></draw:rect></text:p>
      <text:p text:style-name="P1"><text:span text:style-name="T1">[Slide 5: Why You Are Qualified]</text:span></text:p>
      <text:list xml:id="list347721698" text:style-name="WWNum3">
        <text:list-item>
          <text:p text:style-name="P8"><text:span text:style-name="T1">Title</text:span>: Why You Are Qualified</text:p>
        </text:list-item>
        <text:list-item>
          <text:p text:style-name="P18"><text:span text:style-name="T1">Key Points</text:span>:</text:p>
          <text:list>
            <text:list-item>
              <text:p text:style-name="P30">Focus on your unique perspective rather than just formal qualifications.</text:p>
            </text:list-item>
            <text:list-item>
              <text:p text:style-name="P30">What personal experience or insights do you have that others might not?</text:p>
            </text:list-item>
            <text:list-item>
              <text:p text:style-name="P30">Your understanding of the problem matters more than a long resume.</text:p>
            </text:list-item>
            <text:list-item>
              <text:p text:style-name="P39">Your unique angle can help you approach the problem in innovative ways.</text:p>
            </text:list-item>
          </text:list>
        </text:list-item>
      </text:list>
      <text:p text:style-name="Standard"><draw:rect text:anchor-type="as-char" style:rel-width="100%" draw:z-index="4" draw:style-name="gr1" draw:text-style-name="P49" svg:width="0.0012in" svg:height="0.0213in"><text:p/></draw:rect></text:p>
      <text:p text:style-name="P1"><text:span text:style-name="T1">[Slide 6: Build Your MVP (Minimum Viable Product)]</text:span></text:p>
      <text:list xml:id="list2846382168" text:style-name="WWNum8">
        <text:list-item>
          <text:p text:style-name="P9"><text:span text:style-name="T1">Title</text:span>: Build Your MVP</text:p>
        </text:list-item>
        <text:list-item>
          <text:p text:style-name="P19"><text:span text:style-name="T1">Key Points</text:span>:</text:p>
          <text:list>
            <text:list-item>
              <text:p text:style-name="P31">Your MVP is the first step in learning and iterating, not a final product.</text:p>
            </text:list-item>
            <text:list-item>
              <text:p text:style-name="P31">Don’t expect the MVP to fully solve the problem—it’s an experiment.</text:p>
            </text:list-item>
            <text:list-item>
              <text:p text:style-name="P31">Focus on getting something functional out into the world quickly.</text:p>
            </text:list-item>
            <text:list-item>
              <text:p text:style-name="P40">Test and learn from real user feedback to refine your solution.</text:p>
            </text:list-item>
          </text:list>
        </text:list-item>
      </text:list>
      <text:p text:style-name="Standard"><draw:rect text:anchor-type="as-char" style:rel-width="100%" draw:z-index="5" draw:style-name="gr1" draw:text-style-name="P49" svg:width="0.0012in" svg:height="0.0213in"><text:p/></draw:rect></text:p>
      <text:p text:style-name="P1"><text:span text:style-name="T1">[Slide 7: Release Early, Learn Fast]</text:span></text:p>
      <text:list xml:id="list2030256029" text:style-name="WWNum10">
        <text:list-item>
          <text:p text:style-name="P10"><text:span text:style-name="T1">Title</text:span>: Release Your MVP Quickly</text:p>
        </text:list-item>
        <text:list-item>
          <text:p text:style-name="P20"><text:span text:style-name="T1">Key Points</text:span>:</text:p>
          <text:list>
            <text:list-item>
              <text:p text:style-name="P32">Speed is key—don’t wait for perfection.</text:p>
            </text:list-item>
            <text:list-item>
              <text:p text:style-name="P32"><text:soft-page-break/>A quick release allows you to gather important user feedback early.</text:p>
            </text:list-item>
            <text:list-item>
              <text:p text:style-name="P32">Use feedback to iterate and improve your product.</text:p>
            </text:list-item>
            <text:list-item>
              <text:p text:style-name="P41">The faster you learn, the faster you can adapt and improve your solution.</text:p>
            </text:list-item>
          </text:list>
        </text:list-item>
      </text:list>
      <text:p text:style-name="Standard"><draw:rect text:anchor-type="as-char" style:rel-width="100%" draw:z-index="6" draw:style-name="gr1" draw:text-style-name="P49" svg:width="0.0012in" svg:height="0.0213in"><text:p/></draw:rect></text:p>
      <text:p text:style-name="P1"><text:span text:style-name="T1">[Slide 8: Carefully Select Initial Users]</text:span></text:p>
      <text:list xml:id="list2970552572" text:style-name="WWNum9">
        <text:list-item>
          <text:p text:style-name="P11"><text:span text:style-name="T1">Title</text:span>: Select Your First Users Carefully</text:p>
        </text:list-item>
        <text:list-item>
          <text:p text:style-name="P21"><text:span text:style-name="T1">Key Points</text:span>:</text:p>
          <text:list>
            <text:list-item>
              <text:p text:style-name="P33">Hand-pick users who are invested in solving the problem you’re tackling.</text:p>
            </text:list-item>
            <text:list-item>
              <text:p text:style-name="P33">Ensure that the users are willing to try new products and give honest feedback.</text:p>
            </text:list-item>
            <text:list-item>
              <text:p text:style-name="P33">Focus on quality over quantity—feedback from the right users is invaluable.</text:p>
            </text:list-item>
            <text:list-item>
              <text:p text:style-name="P42">Use this initial feedback to refine your MVP before scaling.</text:p>
            </text:list-item>
          </text:list>
        </text:list-item>
      </text:list>
      <text:p text:style-name="Standard"><draw:rect text:anchor-type="as-char" style:rel-width="100%" draw:z-index="7" draw:style-name="gr1" draw:text-style-name="P49" svg:width="0.0012in" svg:height="0.0213in"><text:p/></draw:rect></text:p>
      <text:p text:style-name="P1"><text:span text:style-name="T1">[Slide 9: Conclusion]</text:span></text:p>
      <text:list xml:id="list1771748270" text:style-name="WWNum7">
        <text:list-item>
          <text:p text:style-name="P12"><text:span text:style-name="T1">Title</text:span>: Summary</text:p>
        </text:list-item>
        <text:list-item>
          <text:p text:style-name="P22"><text:span text:style-name="T1">Key Points</text:span>:</text:p>
          <text:list>
            <text:list-item>
              <text:p text:style-name="P34">Start with a problem, not an idea.</text:p>
            </text:list-item>
            <text:list-item>
              <text:p text:style-name="P34">Make sure you have a personal connection to the problem.</text:p>
            </text:list-item>
            <text:list-item>
              <text:p text:style-name="P34">Keep a problem book to track real challenges.</text:p>
            </text:list-item>
            <text:list-item>
              <text:p text:style-name="P34">Understand why you're uniquely qualified to solve it.</text:p>
            </text:list-item>
            <text:list-item>
              <text:p text:style-name="P34">Build and release an MVP quickly to gather feedback.</text:p>
            </text:list-item>
            <text:list-item>
              <text:p text:style-name="P43">Select initial users carefully for meaningful feedback.</text:p>
            </text:list-item>
          </text:list>
        </text:list-item>
      </text:list>
      <text:p text:style-name="Standard"><text:soft-page-break/></text:p>
      <text:p text:style-name="Standard"/>
      <text:p text:style-name="Standard"><text:line-break/><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P47"><text:bookmark text:name="_3v6xncw2x450"/></text:p>
      <text:p text:style-name="P47"><text:bookmark text:name="_1plhs3pe4hq6"/></text:p>
      <text:p text:style-name="P47"><text:bookmark text:name="_cehlxtxfxuzi"/></text:p>
      <text:p text:style-name="P47"><text:bookmark text:name="_2tho27nxuw3w"/></text:p>
      <text:p text:style-name="P47"><text:bookmark text:name="_ltmowm6e33w"/></text:p>
      <text:p text:style-name="P48"><text:bookmark text:name="_k7590k8ph1my"/><text:span text:style-name="T3">[Slide 1: Giới thiệu]</text:span></text:p>
      <text:p text:style-name="P1"><text:span text:style-name="T1">Tiêu đề: Start with a Problem, Not an Idea</text:span></text:p>
      <text:p text:style-name="P1"><text:span text:style-name="T1">Chào mọi người!<text:line-break/>Hôm nay, tôi sẽ chia sẻ về cách khởi nghiệp thành công bằng việc bắt đầu từ vấn đề thực tế, chứ không phải một ý tưởng hoàn hảo.</text:span></text:p>
      <text:p text:style-name="P1"><text:span text:style-name="T1">Hãy bắt đầu với một câu chuyện thú vị:<text:line-break/>Justin Kan – đồng sáng lập của Justin.tv, khởi đầu với ý tưởng tạo chương trình truyền hình trực tuyến về cuộc sống hàng ngày của anh ấy. Tuy nhiên, ý tưởng này không hấp dẫn và nhanh chóng thất bại.</text:span></text:p>
      <text:p text:style-name="P1"><text:span text:style-name="T1">Nhưng chính từ đó, họ phát hiện ra một nhu cầu lớn hơn: phát trực tiếp trò chơi điện tử.<text:line-break/>Justin.tv chuyển đổi thành Twitch, trở thành nền tảng live stream hàng đầu cho game thủ và được Amazon mua lại với giá gần 1 tỷ USD.</text:span></text:p>
      <text:p text:style-name="P1"><text:span text:style-name="T1">Điều này cho thấy, ý tưởng ban đầu có thể không hoàn hảo, nhưng nếu bạn tập trung vào giải quyết vấn đề, bạn có thể tìm ra hướng đi đúng.</text:span></text:p>
      <text:p text:style-name="P24"><draw:rect text:anchor-type="as-char" style:rel-width="100%" draw:z-index="8" draw:style-name="gr2" draw:text-style-name="P49" svg:width="0.0012in" svg:height="0.0213in"><text:p/></draw:rect></text:p>
      <text:p text:style-name="P48"><text:bookmark text:name="_yxx5m2o0w9d"/><text:span text:style-name="T3">[Slide 2: Bắt đầu với vấn đề, không phải ý tưởng]</text:span></text:p>
      <text:p text:style-name="P1"><text:soft-page-break/><text:span text:style-name="T1">Tiêu đề: Start with a Problem</text:span></text:p>
      <text:p text:style-name="P1"><text:span text:style-name="T1">Một ví dụ khác: Airbnb.</text:span></text:p>
      <text:p text:style-name="P1"><text:span text:style-name="T1">Hai nhà sáng lập gặp khó khăn khi không thể trả tiền thuê nhà. Họ nhận ra một vấn đề lớn hơn: Nhiều người cần chỗ ở ngắn hạn với giá rẻ. Họ quyết định cho thuê chỗ trống trong căn hộ của mình.</text:span></text:p>
      <text:p text:style-name="P1"><text:span text:style-name="T1">Ban đầu, nhiều người chê cười ý tưởng này. Nhưng họ không bỏ cuộc, vì họ biết rõ vấn đề mình đang giải quyết. Ngày nay, Airbnb là nền tảng đặt phòng lớn nhất thế giới.</text:span></text:p>
      <text:p text:style-name="P46"><text:bookmark text:name="_vs16wzezjnqe"/><text:span text:style-name="T4">Bài học:</text:span></text:p>
      <text:p text:style-name="P1"><text:span text:style-name="T1">Đừng cố gắng tìm ý tưởng hoàn hảo. Hãy tập trung vào giải quyết vấn đề thực tế mà bạn hoặc những người xung quanh đang gặp phải.</text:span></text:p>
      <text:p text:style-name="P24"><draw:rect text:anchor-type="as-char" style:rel-width="100%" draw:z-index="9" draw:style-name="gr2" draw:text-style-name="P49" svg:width="0.0012in" svg:height="0.0213in"><text:p/></draw:rect></text:p>
      <text:p text:style-name="P48"><text:bookmark text:name="_9ys8zh3jd0lr"/><text:span text:style-name="T3">[Slide 3: Kết nối cá nhân với vấn đề]</text:span></text:p>
      <text:p text:style-name="P1"><text:span text:style-name="T1">Tiêu đề: Personal Connection to the Problem</text:span></text:p>
      <text:p text:style-name="P1"><text:span text:style-name="T1">Để thành công, bạn cần có kết nối cá nhân với vấn đề mà mình muốn giải quyết.</text:span></text:p>
      <text:p text:style-name="P1"><text:span text:style-name="T1">Ví dụ: Khi tôi còn làm việc trong một nhóm khởi nghiệp, chúng tôi gặp nhiều khó khăn trong việc tìm công cụ quản lý dự án phù hợp cho nhóm nhỏ. Sau khi thử nhiều giải pháp nhưng không hiệu quả, chúng tôi quyết định tạo ra một công cụ quản lý đơn giản chỉ tập trung vào những tính năng thiết yếu.</text:span></text:p>
      <text:p text:style-name="P1"><text:span text:style-name="T1">Kết quả là công cụ này được rất nhiều nhóm nhỏ khác sử dụng, vì chúng tôi giải quyết đúng vấn đề mà họ gặp phải.</text:span></text:p>
      <text:p text:style-name="P46"><text:bookmark text:name="_lm19lraxvvq"/><text:span text:style-name="T4">Bài học:</text:span></text:p>
      <text:p text:style-name="P1"><text:span text:style-name="T1">Nếu bạn hiểu vấn đề sâu sắc, bạn sẽ có động lực để kiên trì ngay cả khi gặp khó khăn.</text:span></text:p>
      <text:p text:style-name="P24"><draw:rect text:anchor-type="as-char" style:rel-width="100%" draw:z-index="10" draw:style-name="gr2" draw:text-style-name="P49" svg:width="0.0012in" svg:height="0.0213in"><text:p/></draw:rect></text:p>
      <text:p text:style-name="P48"><text:bookmark text:name="_pn73rfz8yqd9"/><text:span text:style-name="T3">[Slide 4: Giữ một quyển sổ ghi vấn đề]</text:span></text:p>
      <text:p text:style-name="P1"><text:span text:style-name="T1">Tiêu đề: Keep a Problem Book</text:span></text:p>
      <text:p text:style-name="P1"><text:span text:style-name="T1">Bạn có bao giờ nghe bạn bè hoặc đồng nghiệp phàn nàn về điều gì đó chưa? Đó chính là cơ hội!</text:span></text:p>
      <text:p text:style-name="P1"><text:span text:style-name="T1">Ví dụ: Dropbox ra đời khi nhà sáng lập nhận ra rằng việc chia sẻ tệp giữa các thiết bị quá phức tạp. Anh ấy ghi lại vấn đề này trong sổ tay của mình và quyết định tạo một công cụ lưu trữ đám mây đơn giản và dễ dùng.</text:span></text:p>
      <text:p text:style-name="P1"><text:span text:style-name="T1">Kết quả? Dropbox trở thành một trong những dịch vụ lưu trữ phổ biến nhất thế giới.</text:span></text:p>
      <text:p text:style-name="P24"><draw:rect text:anchor-type="as-char" style:rel-width="100%" draw:z-index="11" draw:style-name="gr2" draw:text-style-name="P49" svg:width="0.0012in" svg:height="0.0213in"><text:p/></draw:rect></text:p>
      <text:p text:style-name="P48"><text:bookmark text:name="_9hcn8x9tcmm5"/><text:soft-page-break/><text:span text:style-name="T3">[Slide 5: Lý do bạn đủ khả năng giải quyết vấn đề]</text:span></text:p>
      <text:p text:style-name="P1"><text:span text:style-name="T1">Tiêu đề: Why You Are Qualified</text:span></text:p>
      <text:p text:style-name="P1"><text:span text:style-name="T1">Bạn không cần là chuyên gia để khởi nghiệp. Điều quan trọng là góc nhìn độc đáo của bạn về vấn đề.</text:span></text:p>
      <text:p text:style-name="P1"><text:span text:style-name="T1">Ví dụ: Instagram khởi đầu với ứng dụng chia sẻ vị trí, nhưng sau đó nhận ra rằng người dùng thích chia sẻ ảnh đẹp hơn. Họ tập trung vào vấn đề này và phát triển ứng dụng trở thành nền tảng mạng xã hội hàng đầu về hình ảnh.</text:span></text:p>
      <text:p text:style-name="P1"><text:span text:style-name="T1">Hãy tự hỏi: Bạn có góc nhìn nào đặc biệt mà người khác không có không? Nếu có, đó là lợi thế lớn của bạn!</text:span></text:p>
      <text:p text:style-name="P24"><draw:rect text:anchor-type="as-char" style:rel-width="100%" draw:z-index="12" draw:style-name="gr2" draw:text-style-name="P49" svg:width="0.0012in" svg:height="0.0213in"><text:p/></draw:rect></text:p>
      <text:p text:style-name="P48"><text:bookmark text:name="_cjrox7sn1ump"/><text:span text:style-name="T3">[Slide 6: Xây dựng MVP nhanh chóng]</text:span></text:p>
      <text:p text:style-name="P1"><text:span text:style-name="T1">Tiêu đề: Build Your MVP (Minimum Viable Product)</text:span></text:p>
      <text:p text:style-name="P1"><text:span text:style-name="T1">Hãy nhìn vào Facebook. Ban đầu, họ chỉ tạo một phiên bản đơn giản cho sinh viên Harvard. Sau khi nhận được phản hồi tích cực, họ mới mở rộng ra các trường khác và cuối cùng là toàn cầu.</text:span></text:p>
      <text:p text:style-name="P46"><text:bookmark text:name="_9exun8xf9249"/><text:span text:style-name="T4">Bài học:</text:span></text:p>
      <text:p text:style-name="P1"><text:span text:style-name="T1">Đừng mất quá nhiều thời gian để hoàn thiện sản phẩm ban đầu. Ra mắt nhanh chóng và học hỏi từ người dùng.</text:span></text:p>
      <text:p text:style-name="P44"><draw:rect text:anchor-type="as-char" style:rel-width="100%" draw:z-index="13" draw:style-name="gr2" draw:text-style-name="P49" svg:width="0.0012in" svg:height="0.0213in"><text:p/></draw:rect></text:p>
      <text:p text:style-name="P48"><text:bookmark text:name="_o2yugdu6f6yo"/><text:span text:style-name="T3">[Slide 7: Ra mắt nhanh và học hỏi sớm]</text:span></text:p>
      <text:p text:style-name="P1"><text:span text:style-name="T1">Tiêu đề: Release Early, Learn Fast</text:span></text:p>
      <text:p text:style-name="P1"><text:span text:style-name="T1">Tôi có một người bạn muốn mở quán cà phê. Thay vì chi hàng trăm triệu đồng để mở quán lớn, anh ấy quyết định thử bán cà phê tại hội chợ địa phương.</text:span></text:p>
      <text:p text:style-name="P1"><text:span text:style-name="T1">Anh ấy nhận được nhiều phản hồi và cải thiện sản phẩm trước khi đầu tư lớn.</text:span></text:p>
      <text:p text:style-name="P24"><draw:rect text:anchor-type="as-char" style:rel-width="100%" draw:z-index="14" draw:style-name="gr2" draw:text-style-name="P49" svg:width="0.0012in" svg:height="0.0213in"><text:p/></draw:rect></text:p>
      <text:p text:style-name="P48"><text:bookmark text:name="_4z1eqsgzvc3p"/><text:span text:style-name="T3">[Slide 8: Chọn người dùng đầu tiên cẩn thận]</text:span></text:p>
      <text:p text:style-name="P1"><text:span text:style-name="T1">Tiêu đề: Select Your First Users Carefully</text:span></text:p>
      <text:p text:style-name="P1"><text:span text:style-name="T1">Hãy chọn người dùng thử đầu tiên là những người thực sự cần giải pháp của bạn.</text:span></text:p>
      <text:p text:style-name="P1"><text:span text:style-name="T1">Ví dụ: Twitch không ngay lập tức thu hút người dùng đại trà. Họ tập trung vào game thủ – nhóm đối tượng sẵn sàng thử nghiệm dịch vụ live stream mới.</text:span></text:p>
      <text:p text:style-name="P1"><text:soft-page-break/><text:span text:style-name="T1">Họ nhận được phản hồi từ những người dùng trung thành đầu tiên và cải thiện nền tảng trước khi mở rộng.</text:span></text:p>
      <text:p text:style-name="P24"><draw:rect text:anchor-type="as-char" style:rel-width="100%" draw:z-index="15" draw:style-name="gr2" draw:text-style-name="P49" svg:width="0.0012in" svg:height="0.0213in"><text:p/></draw:rect></text:p>
      <text:p text:style-name="P48"><text:bookmark text:name="_hrcqqy8q3dj6"/><text:span text:style-name="T3">[Slide 9: Kết luận]</text:span></text:p>
      <text:p text:style-name="P1"><text:span text:style-name="T1">Tiêu đề: Summary</text:span></text:p>
      <text:p text:style-name="P1"><text:span text:style-name="T1">Tóm lại:</text:span></text:p>
      <text:list xml:id="list1746168103" text:style-name="WWNum4">
        <text:list-item>
          <text:p text:style-name="P13"><text:span text:style-name="T1">Bắt đầu từ vấn đề thực tế mà bạn hoặc người khác gặp phải.</text:span></text:p>
        </text:list-item>
        <text:list-item>
          <text:p text:style-name="P23"><text:span text:style-name="T1">Kết nối cá nhân với vấn đề sẽ giúp bạn kiên trì vượt qua khó khăn.</text:span></text:p>
        </text:list-item>
        <text:list-item>
          <text:p text:style-name="P23"><text:span text:style-name="T1">Ghi lại các vấn đề hàng ngày để tìm ra cơ hội khởi nghiệp.</text:span></text:p>
        </text:list-item>
        <text:list-item>
          <text:p text:style-name="P23"><text:span text:style-name="T1">Xây dựng MVP nhanh chóng và thu thập phản hồi từ người dùng.</text:span></text:p>
        </text:list-item>
        <text:list-item>
          <text:p text:style-name="P25"><text:span text:style-name="T1">Chọn người dùng đầu tiên cẩn thận để cải thiện sản phẩm.</text:span></text:p>
        </text:list-item>
      </text:list>
      <text:p text:style-name="P1"><text:span text:style-name="T1">Hãy nhớ rằng: Airbnb, Dropbox, Twitch đều bắt đầu bằng việc giải quyết những vấn đề nhỏ.</text:span></text:p>
      <text:p text:style-name="P1"><text:span text:style-name="T1">Cảm ơn mọi người đã lắng nghe! Tôi sẵn sàng trả lời câu hỏi.</text:span></text:p>
      <text:p text:style-name="P4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56"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9" meta:paragraph-count="145" meta:word-count="2556" meta:character-count="13154" meta:non-whitespace-character-count="10788"/>
    <meta:generator>LibreOfficeDev/6.0.5.2$Linux_X86_64 LibreOffice_project/</meta:generator>
  </office:meta>
</office:document-meta>
</file>